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0.631cm" svg:y="15.851cm">
            <draw:object draw:notify-on-update-of-ranges="Tabelle1.A7:Tabelle1.A31 Tabelle1.B6:Tabelle1.B6 Tabelle1.B7:Tabelle1.B31 Tabelle1.A7:Tabelle1.A31 Tabelle1.C6:Tabelle1.C6 Tabelle1.C7:Tabelle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deling relative power of sun by hour of day (local time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mbiant [°C]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Rain [mm]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float" office:value="30" calcext:value-type="float">
            <text:p>30</text:p>
          </table:table-cell>
          <table:table-cell/>
          <table:table-cell office:value-type="string" calcext:value-type="string">
            <text:p>Clouds [%]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Linear Power</text:p>
          </table:table-cell>
          <table:table-cell table:style-name="Default" office:value-type="string" calcext:value-type="string">
            <text:p>Gaussian Power</text:p>
          </table:table-cell>
          <table:table-cell/>
          <table:table-cell office:value-type="string" calcext:value-type="string">
            <text:p>Road Relativ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]-12)/-12+1" office:value-type="float" office:value="0" calcext:value-type="float">
            <text:p>0,00</text:p>
          </table:table-cell>
          <table:table-cell table:formula="of:=EXP(-1*([.A7]-12)^2/([.$C$5]))" office:value-type="float" office:value="0.00822974704902003" calcext:value-type="float">
            <text:p>0,01</text:p>
          </table:table-cell>
          <table:table-cell/>
          <table:table-cell table:formula="of:=[.C7]*[.$F$3]*(1-[.$F$5]*0.008)" office:value-type="float" office:value="0.160776338349655" calcext:value-type="float">
            <text:p>0,1607763383496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BS([.A8]-12)/-12+1" office:value-type="float" office:value="0.0833333333333334" calcext:value-type="float">
            <text:p>0,08</text:p>
          </table:table-cell>
          <table:table-cell table:formula="of:=EXP(-1*([.A8]-12)^2/([.$C$5]))" office:value-type="float" office:value="0.0177151808237981" calcext:value-type="float">
            <text:p>0,02</text:p>
          </table:table-cell>
          <table:table-cell/>
          <table:table-cell table:formula="of:=[.C8]*[.$F$3]*(1-[.$F$5]*0.008)" office:value-type="float" office:value="0.346083772573719" calcext:value-type="float">
            <text:p>0,3460837725737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BS([.A9]-12)/-12+1" office:value-type="float" office:value="0.166666666666667" calcext:value-type="float">
            <text:p>0,17</text:p>
          </table:table-cell>
          <table:table-cell table:formula="of:=EXP(-1*([.A9]-12)^2/([.$C$5]))" office:value-type="float" office:value="0.0356739933472524" calcext:value-type="float">
            <text:p>0,04</text:p>
          </table:table-cell>
          <table:table-cell/>
          <table:table-cell table:formula="of:=[.C9]*[.$F$3]*(1-[.$F$5]*0.008)" office:value-type="float" office:value="0.696927134031923" calcext:value-type="float">
            <text:p>0,6969271340319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BS([.A10]-12)/-12+1" office:value-type="float" office:value="0.25" calcext:value-type="float">
            <text:p>0,25</text:p>
          </table:table-cell>
          <table:table-cell table:formula="of:=EXP(-1*([.A10]-12)^2/([.$C$5]))" office:value-type="float" office:value="0.0672055127397498" calcext:value-type="float">
            <text:p>0,07</text:p>
          </table:table-cell>
          <table:table-cell/>
          <table:table-cell table:formula="of:=[.C10]*[.$F$3]*(1-[.$F$5]*0.008)" office:value-type="float" office:value="1.31292689688375" calcext:value-type="float">
            <text:p>1,312926896883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BS([.A11]-12)/-12+1" office:value-type="float" office:value="0.333333333333333" calcext:value-type="float">
            <text:p>0,33</text:p>
          </table:table-cell>
          <table:table-cell table:formula="of:=EXP(-1*([.A11]-12)^2/([.$C$5]))" office:value-type="float" office:value="0.118441829013804" calcext:value-type="float">
            <text:p>0,12</text:p>
          </table:table-cell>
          <table:table-cell/>
          <table:table-cell table:formula="of:=[.C11]*[.$F$3]*(1-[.$F$5]*0.008)" office:value-type="float" office:value="2.31387957161367" calcext:value-type="float">
            <text:p>2,313879571613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BS([.A12]-12)/-12+1" office:value-type="float" office:value="0.416666666666667" calcext:value-type="float">
            <text:p>0,42</text:p>
          </table:table-cell>
          <table:table-cell table:formula="of:=EXP(-1*([.A12]-12)^2/([.$C$5]))" office:value-type="float" office:value="0.195277562835686" calcext:value-type="float">
            <text:p>0,20</text:p>
          </table:table-cell>
          <table:table-cell/>
          <table:table-cell table:formula="of:=[.C12]*[.$F$3]*(1-[.$F$5]*0.008)" office:value-type="float" office:value="3.81494246755796" calcext:value-type="float">
            <text:p>3,814942467557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BS([.A13]-12)/-12+1" office:value-type="float" office:value="0.5" calcext:value-type="float">
            <text:p>0,50</text:p>
          </table:table-cell>
          <table:table-cell table:formula="of:=EXP(-1*([.A13]-12)^2/([.$C$5]))" office:value-type="float" office:value="0.301194211912202" calcext:value-type="float">
            <text:p>0,30</text:p>
          </table:table-cell>
          <table:table-cell/>
          <table:table-cell table:formula="of:=[.C13]*[.$F$3]*(1-[.$F$5]*0.008)" office:value-type="float" office:value="5.88413012391678" calcext:value-type="float">
            <text:p>5,884130123916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BS([.A14]-12)/-12+1" office:value-type="float" office:value="0.583333333333333" calcext:value-type="float">
            <text:p>0,58</text:p>
          </table:table-cell>
          <table:table-cell table:formula="of:=EXP(-1*([.A14]-12)^2/([.$C$5]))" office:value-type="float" office:value="0.434598208507078" calcext:value-type="float">
            <text:p>0,43</text:p>
          </table:table-cell>
          <table:table-cell/>
          <table:table-cell table:formula="of:=[.C14]*[.$F$3]*(1-[.$F$5]*0.008)" office:value-type="float" office:value="8.49031060139428" calcext:value-type="float">
            <text:p>8,490310601394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BS([.A15]-12)/-12+1" office:value-type="float" office:value="0.666666666666667" calcext:value-type="float">
            <text:p>0,67</text:p>
          </table:table-cell>
          <table:table-cell table:formula="of:=EXP(-1*([.A15]-12)^2/([.$C$5]))" office:value-type="float" office:value="0.586646219510032" calcext:value-type="float">
            <text:p>0,59</text:p>
          </table:table-cell>
          <table:table-cell/>
          <table:table-cell table:formula="of:=[.C15]*[.$F$3]*(1-[.$F$5]*0.008)" office:value-type="float" office:value="11.460720544348" calcext:value-type="float">
            <text:p>11,4607205443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BS([.A16]-12)/-12+1" office:value-type="float" office:value="0.75" calcext:value-type="float">
            <text:p>0,75</text:p>
          </table:table-cell>
          <table:table-cell table:formula="of:=EXP(-1*([.A16]-12)^2/([.$C$5]))" office:value-type="float" office:value="0.740818220681718" calcext:value-type="float">
            <text:p>0,74</text:p>
          </table:table-cell>
          <table:table-cell/>
          <table:table-cell table:formula="of:=[.C16]*[.$F$3]*(1-[.$F$5]*0.008)" office:value-type="float" office:value="14.472624759238" calcext:value-type="float">
            <text:p>14,4726247592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BS([.A17]-12)/-12+1" office:value-type="float" office:value="0.833333333333333" calcext:value-type="float">
            <text:p>0,83</text:p>
          </table:table-cell>
          <table:table-cell table:formula="of:=EXP(-1*([.A17]-12)^2/([.$C$5]))" office:value-type="float" office:value="0.875173319042947" calcext:value-type="float">
            <text:p>0,88</text:p>
          </table:table-cell>
          <table:table-cell/>
          <table:table-cell table:formula="of:=[.C17]*[.$F$3]*(1-[.$F$5]*0.008)" office:value-type="float" office:value="17.097385960823" calcext:value-type="float">
            <text:p>17,0973859608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BS([.A18]-12)/-12+1" office:value-type="float" office:value="0.916666666666667" calcext:value-type="float">
            <text:p>0,92</text:p>
          </table:table-cell>
          <table:table-cell table:formula="of:=EXP(-1*([.A18]-12)^2/([.$C$5]))" office:value-type="float" office:value="0.967216100482006" calcext:value-type="float">
            <text:p>0,97</text:p>
          </table:table-cell>
          <table:table-cell/>
          <table:table-cell table:formula="of:=[.C18]*[.$F$3]*(1-[.$F$5]*0.008)" office:value-type="float" office:value="18.8955337390165" calcext:value-type="float">
            <text:p>18,89553373901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BS([.A19]-12)/-12+1" office:value-type="float" office:value="1" calcext:value-type="float">
            <text:p>1,00</text:p>
          </table:table-cell>
          <table:table-cell table:formula="of:=EXP(-1*([.A19]-12)^2/([.$C$5]))" office:value-type="float" office:value="1" calcext:value-type="float">
            <text:p>1,00</text:p>
          </table:table-cell>
          <table:table-cell/>
          <table:table-cell table:formula="of:=[.C19]*[.$F$3]*(1-[.$F$5]*0.008)" office:value-type="float" office:value="19.536" calcext:value-type="float">
            <text:p>19,5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BS([.A20]-12)/-12+1" office:value-type="float" office:value="0.916666666666667" calcext:value-type="float">
            <text:p>0,92</text:p>
          </table:table-cell>
          <table:table-cell table:formula="of:=EXP(-1*([.A20]-12)^2/([.$C$5]))" office:value-type="float" office:value="0.967216100482006" calcext:value-type="float">
            <text:p>0,97</text:p>
          </table:table-cell>
          <table:table-cell/>
          <table:table-cell table:formula="of:=[.C20]*[.$F$3]*(1-[.$F$5]*0.008)" office:value-type="float" office:value="18.8955337390165" calcext:value-type="float">
            <text:p>18,89553373901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BS([.A21]-12)/-12+1" office:value-type="float" office:value="0.833333333333333" calcext:value-type="float">
            <text:p>0,83</text:p>
          </table:table-cell>
          <table:table-cell table:formula="of:=EXP(-1*([.A21]-12)^2/([.$C$5]))" office:value-type="float" office:value="0.875173319042947" calcext:value-type="float">
            <text:p>0,88</text:p>
          </table:table-cell>
          <table:table-cell/>
          <table:table-cell table:formula="of:=[.C21]*[.$F$3]*(1-[.$F$5]*0.008)" office:value-type="float" office:value="17.097385960823" calcext:value-type="float">
            <text:p>17,0973859608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BS([.A22]-12)/-12+1" office:value-type="float" office:value="0.75" calcext:value-type="float">
            <text:p>0,75</text:p>
          </table:table-cell>
          <table:table-cell table:formula="of:=EXP(-1*([.A22]-12)^2/([.$C$5]))" office:value-type="float" office:value="0.740818220681718" calcext:value-type="float">
            <text:p>0,74</text:p>
          </table:table-cell>
          <table:table-cell/>
          <table:table-cell table:formula="of:=[.C22]*[.$F$3]*(1-[.$F$5]*0.008)" office:value-type="float" office:value="14.472624759238" calcext:value-type="float">
            <text:p>14,4726247592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BS([.A23]-12)/-12+1" office:value-type="float" office:value="0.666666666666667" calcext:value-type="float">
            <text:p>0,67</text:p>
          </table:table-cell>
          <table:table-cell table:formula="of:=EXP(-1*([.A23]-12)^2/([.$C$5]))" office:value-type="float" office:value="0.586646219510032" calcext:value-type="float">
            <text:p>0,59</text:p>
          </table:table-cell>
          <table:table-cell/>
          <table:table-cell table:formula="of:=[.C23]*[.$F$3]*(1-[.$F$5]*0.008)" office:value-type="float" office:value="11.460720544348" calcext:value-type="float">
            <text:p>11,4607205443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BS([.A24]-12)/-12+1" office:value-type="float" office:value="0.583333333333333" calcext:value-type="float">
            <text:p>0,58</text:p>
          </table:table-cell>
          <table:table-cell table:formula="of:=EXP(-1*([.A24]-12)^2/([.$C$5]))" office:value-type="float" office:value="0.434598208507078" calcext:value-type="float">
            <text:p>0,43</text:p>
          </table:table-cell>
          <table:table-cell/>
          <table:table-cell table:formula="of:=[.C24]*[.$F$3]*(1-[.$F$5]*0.008)" office:value-type="float" office:value="8.49031060139428" calcext:value-type="float">
            <text:p>8,490310601394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ABS([.A25]-12)/-12+1" office:value-type="float" office:value="0.5" calcext:value-type="float">
            <text:p>0,50</text:p>
          </table:table-cell>
          <table:table-cell table:formula="of:=EXP(-1*([.A25]-12)^2/([.$C$5]))" office:value-type="float" office:value="0.301194211912202" calcext:value-type="float">
            <text:p>0,30</text:p>
          </table:table-cell>
          <table:table-cell/>
          <table:table-cell table:formula="of:=[.C25]*[.$F$3]*(1-[.$F$5]*0.008)" office:value-type="float" office:value="5.88413012391678" calcext:value-type="float">
            <text:p>5,8841301239167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ABS([.A26]-12)/-12+1" office:value-type="float" office:value="0.416666666666667" calcext:value-type="float">
            <text:p>0,42</text:p>
          </table:table-cell>
          <table:table-cell table:formula="of:=EXP(-1*([.A26]-12)^2/([.$C$5]))" office:value-type="float" office:value="0.195277562835686" calcext:value-type="float">
            <text:p>0,20</text:p>
          </table:table-cell>
          <table:table-cell/>
          <table:table-cell table:formula="of:=[.C26]*[.$F$3]*(1-[.$F$5]*0.008)" office:value-type="float" office:value="3.81494246755796" calcext:value-type="float">
            <text:p>3,814942467557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BS([.A27]-12)/-12+1" office:value-type="float" office:value="0.333333333333333" calcext:value-type="float">
            <text:p>0,33</text:p>
          </table:table-cell>
          <table:table-cell table:formula="of:=EXP(-1*([.A27]-12)^2/([.$C$5]))" office:value-type="float" office:value="0.118441829013804" calcext:value-type="float">
            <text:p>0,12</text:p>
          </table:table-cell>
          <table:table-cell/>
          <table:table-cell table:formula="of:=[.C27]*[.$F$3]*(1-[.$F$5]*0.008)" office:value-type="float" office:value="2.31387957161367" calcext:value-type="float">
            <text:p>2,313879571613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ABS([.A28]-12)/-12+1" office:value-type="float" office:value="0.25" calcext:value-type="float">
            <text:p>0,25</text:p>
          </table:table-cell>
          <table:table-cell table:formula="of:=EXP(-1*([.A28]-12)^2/([.$C$5]))" office:value-type="float" office:value="0.0672055127397498" calcext:value-type="float">
            <text:p>0,07</text:p>
          </table:table-cell>
          <table:table-cell/>
          <table:table-cell table:formula="of:=[.C28]*[.$F$3]*(1-[.$F$5]*0.008)" office:value-type="float" office:value="1.31292689688375" calcext:value-type="float">
            <text:p>1,312926896883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ABS([.A29]-12)/-12+1" office:value-type="float" office:value="0.166666666666667" calcext:value-type="float">
            <text:p>0,17</text:p>
          </table:table-cell>
          <table:table-cell table:formula="of:=EXP(-1*([.A29]-12)^2/([.$C$5]))" office:value-type="float" office:value="0.0356739933472524" calcext:value-type="float">
            <text:p>0,04</text:p>
          </table:table-cell>
          <table:table-cell/>
          <table:table-cell table:formula="of:=[.C29]*[.$F$3]*(1-[.$F$5]*0.008)" office:value-type="float" office:value="0.696927134031923" calcext:value-type="float">
            <text:p>0,6969271340319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BS([.A30]-12)/-12+1" office:value-type="float" office:value="0.0833333333333334" calcext:value-type="float">
            <text:p>0,08</text:p>
          </table:table-cell>
          <table:table-cell table:formula="of:=EXP(-1*([.A30]-12)^2/([.$C$5]))" office:value-type="float" office:value="0.0177151808237981" calcext:value-type="float">
            <text:p>0,02</text:p>
          </table:table-cell>
          <table:table-cell/>
          <table:table-cell table:formula="of:=[.C30]*[.$F$3]*(1-[.$F$5]*0.008)" office:value-type="float" office:value="0.346083772573719" calcext:value-type="float">
            <text:p>0,3460837725737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BS([.A31]-12)/-12+1" office:value-type="float" office:value="0" calcext:value-type="float">
            <text:p>0,00</text:p>
          </table:table-cell>
          <table:table-cell table:formula="of:=EXP(-1*([.A31]-12)^2/([.$C$5]))" office:value-type="float" office:value="0.00822974704902003" calcext:value-type="float">
            <text:p>0,01</text:p>
          </table:table-cell>
          <table:table-cell/>
          <table:table-cell table:formula="of:=[.C31]*[.$F$3]*(1-[.$F$5]*0.008)" office:value-type="float" office:value="0.160776338349655" calcext:value-type="float">
            <text:p>0,1607763383496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 style:data-style-name="N2" text:time-value="21:44:40.18153451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0:01:58.162494453</meta:creation-date>
    <meta:generator>LibreOffice/7.3.3.2$Linux_X86_64 LibreOffice_project/30$Build-2</meta:generator>
    <dc:date>2022-06-11T21:51:30.396171636</dc:date>
    <meta:editing-duration>PT1H25M41S</meta:editing-duration>
    <meta:editing-cycles>20</meta:editing-cycles>
    <meta:document-statistic meta:table-count="1" meta:cell-count="1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72cm" svg:y="0.316cm" chart:style-name="ch2">
          <text:p>Relative Sun Power</text:p>
        </chart:title>
        <chart:legend chart:legend-position="end" svg:x="11.874cm" svg:y="1.074cm" style:legend-expansion="custom" svg:width="3.648cm" svg:height="1.096cm" style:legend-expansion-aspect-ratio="3.32846715328467" chart:style-name="ch3"/>
        <chart:plot-area chart:style-name="ch4" table:cell-range-address="Tabelle1.A7:Tabelle1.C31 Tabelle1.B6:Tabelle1.C6" chart:data-source-has-labels="row" svg:x="0.319cm" svg:y="0.896cm" svg:width="15.32cm" svg:height="7.921cm">
          <chart:coordinate-region svg:x="1.231cm" svg:y="1.095cm" svg:width="14.408cm" svg:height="7.075cm"/>
          <chart:axis chart:dimension="x" chart:name="primary-x" chart:style-name="ch5">
            <chart:title svg:x="7.062cm" svg:y="8.44cm" chart:style-name="ch6">
              <text:p>Hour of Day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abelle1.B7:Tabelle1.B31" chart:label-cell-address="Tabelle1.B6:Tabelle1.B6" chart:class="chart:scatter">
            <chart:domain table:cell-range-address="Tabelle1.A7:Tabelle1.A31"/>
            <chart:data-point chart:repeated="25"/>
          </chart:series>
          <chart:series chart:style-name="ch10" chart:values-cell-range-address="Tabelle1.C7:Tabelle1.C31" chart:label-cell-address="Tabelle1.C6:Tabelle1.C6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inear Power</text:p>
                <draw:g>
                  <svg:desc>Tabelle1.B6:Tabelle1.B6</svg:desc>
                </draw:g>
              </table:table-cell>
              <table:table-cell office:value-type="string">
                <text:p>Gaussian Power</text:p>
                <draw:g>
                  <svg:desc>Tabelle1.C6:Tabelle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7:Tabelle1.A31</svg:desc>
                </draw:g>
              </table:table-cell>
              <table:table-cell office:value-type="float" office:value="0">
                <text:p>0</text:p>
                <draw:g>
                  <svg:desc>Tabelle1.B7:Tabelle1.B31</svg:desc>
                </draw:g>
              </table:table-cell>
              <table:table-cell office:value-type="float" office:value="0.00822974704902003">
                <text:p>0.00822974704902003</text:p>
                <draw:g>
                  <svg:desc>Tabelle1.C7:Tabelle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177151808237981">
                <text:p>0.0177151808237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56739933472524">
                <text:p>0.0356739933472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0672055127397498">
                <text:p>0.0672055127397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8441829013804">
                <text:p>0.118441829013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95277562835686">
                <text:p>0.195277562835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34598208507078">
                <text:p>0.434598208507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6646219510032">
                <text:p>0.586646219510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5173319042947">
                <text:p>0.875173319042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67216100482006">
                <text:p>0.967216100482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67216100482006">
                <text:p>0.967216100482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5173319042947">
                <text:p>0.875173319042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6646219510032">
                <text:p>0.586646219510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34598208507078">
                <text:p>0.434598208507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95277562835686">
                <text:p>0.1952775628356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8441829013804">
                <text:p>0.118441829013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5">
                <text:p>0.25</text:p>
              </table:table-cell>
              <table:table-cell office:value-type="float" office:value="0.0672055127397498">
                <text:p>0.0672055127397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56739933472524">
                <text:p>0.0356739933472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0177151808237981">
                <text:p>0.0177151808237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822974704902003">
                <text:p>0.00822974704902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